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flectiveProcessorTests.registerReflectiveHintsFo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ampleBean.SampleBe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ReflectiveProcessorTests.registerReflectiveHintsFo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ReflectiveProcessorTests.registerReflectiveHintsFor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ReflectiveProcessorTests.registerReflectiveHintsForConstru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